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Droid Serif" svg:font-family="Droid Serif"/>
  </office:font-face-decls>
  <office:automatic-styles>
    <style:style style:name="P1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T3_4" style:family="text" style:parent-style-name="Default_20_Paragraph_20_Font"/>
    <style:style style:name="T3_5" style:family="text" style:parent-style-name="Default_20_Paragraph_20_Font"/>
    <style:style style:name="T3_6" style:family="text" style:parent-style-name="Default_20_Paragraph_20_Font"/>
    <style:style style:name="T3_7" style:family="text" style:parent-style-name="Default_20_Paragraph_20_Font"/>
    <style:style style:name="T3_8" style:family="text" style:parent-style-name="Default_20_Paragraph_20_Font"/>
    <style:style style:name="T3_9" style:family="text" style:parent-style-name="Default_20_Paragraph_20_Font">
      <style:text-properties fo:font-weight="bold" style:font-weight-asian="bold" style:font-weight-complex="bold"/>
    </style:style>
    <style:style style:name="T3_10" style:family="text" style:parent-style-name="Default_20_Paragraph_20_Font">
      <style:text-properties fo:font-weight="bold" style:font-weight-asian="bold" style:font-weight-complex="bold"/>
    </style:style>
    <style:style style:name="T3_11" style:family="text" style:parent-style-name="Default_20_Paragraph_20_Font">
      <style:text-properties fo:font-weight="bold" style:font-weight-asian="bold" style:font-weight-complex="bold"/>
    </style:style>
    <style:style style:name="T3_12" style:family="text" style:parent-style-name="Default_20_Paragraph_20_Font">
      <style:text-properties fo:font-weight="bold" style:font-weight-asian="bold" style:font-weight-complex="bold"/>
    </style:style>
    <style:style style:name="T3_13" style:family="text" style:parent-style-name="Default_20_Paragraph_20_Font">
      <style:text-properties fo:font-weight="bold" style:font-weight-asian="bold" style:font-weight-complex="bold"/>
    </style:style>
    <style:style style:name="T3_14" style:family="text" style:parent-style-name="Default_20_Paragraph_20_Font">
      <style:text-properties fo:font-weight="bold" style:font-weight-asian="bold" style:font-weight-complex="bold"/>
    </style:style>
    <style:style style:name="T3_15" style:family="text" style:parent-style-name="Default_20_Paragraph_20_Font">
      <style:text-properties fo:font-weight="bold" style:font-weight-asian="bold" style:font-weight-complex="bold"/>
    </style:style>
    <style:style style:name="T3_16" style:family="text" style:parent-style-name="Default_20_Paragraph_20_Font">
      <style:text-properties fo:font-weight="bold" style:font-weight-asian="bold" style:font-weight-complex="bold"/>
    </style:style>
    <style:style style:name="T3_17" style:family="text" style:parent-style-name="Default_20_Paragraph_20_Font">
      <style:text-properties fo:font-weight="bold" style:font-weight-asian="bold" style:font-weight-complex="bold"/>
    </style:style>
    <style:style style:name="T3_18" style:family="text" style:parent-style-name="Default_20_Paragraph_20_Font"/>
    <style:style style:name="T3_19" style:family="text" style:parent-style-name="Default_20_Paragraph_20_Font"/>
    <style:style style:name="T3_20" style:family="text" style:parent-style-name="Default_20_Paragraph_20_Font"/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T4_4" style:family="text" style:parent-style-name="Default_20_Paragraph_20_Font"/>
    <style:style style:name="T4_5" style:family="text" style:parent-style-name="Default_20_Paragraph_20_Font"/>
    <style:style style:name="T4_6" style:family="text" style:parent-style-name="Default_20_Paragraph_20_Font"/>
    <style:style style:name="T4_7" style:family="text" style:parent-style-name="Default_20_Paragraph_20_Font"/>
    <style:style style:name="T4_8" style:family="text" style:parent-style-name="Default_20_Paragraph_20_Font"/>
    <style:style style:name="T4_9" style:family="text" style:parent-style-name="Default_20_Paragraph_20_Font"/>
    <style:style style:name="T4_10" style:family="text" style:parent-style-name="Default_20_Paragraph_20_Font"/>
    <style:style style:name="T4_11" style:family="text" style:parent-style-name="Default_20_Paragraph_20_Font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/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/>
    <style:style style:name="T6_7" style:family="text" style:parent-style-name="Default_20_Paragraph_20_Font"/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8_1" style:family="text" style:parent-style-name="Default_20_Paragraph_20_Font"/>
    <style:style style:name="T8_2" style:family="text" style:parent-style-name="Default_20_Paragraph_20_Font"/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fo:font-weight="bold" style:font-weight-asian="bold" style:font-weight-complex="bold"/>
    </style:style>
    <style:style style:name="T13_2" style:family="text" style:parent-style-name="Default_20_Paragraph_20_Font">
      <style:text-properties fo:font-weight="bold" style:font-weight-asian="bold" style:font-weight-complex="bold"/>
    </style:style>
    <style:style style:name="T13_3" style:family="text" style:parent-style-name="Default_20_Paragraph_20_Font">
      <style:text-properties fo:font-weight="bold" style:font-weight-asian="bold" style:font-weight-complex="bold"/>
    </style:style>
    <style:style style:name="T13_4" style:family="text" style:parent-style-name="Default_20_Paragraph_20_Font">
      <style:text-properties fo:font-weight="bold" style:font-weight-asian="bold" style:font-weight-complex="bold"/>
    </style:style>
    <style:style style:name="T13_5" style:family="text" style:parent-style-name="Default_20_Paragraph_20_Font">
      <style:text-properties fo:font-weight="bold" style:font-weight-asian="bold" style:font-weight-complex="bold"/>
    </style:style>
    <style:style style:name="T13_6" style:family="text" style:parent-style-name="Default_20_Paragraph_20_Font"/>
    <style:style style:name="T13_7" style:family="text" style:parent-style-name="Default_20_Paragraph_20_Font"/>
    <style:style style:name="T13_8" style:family="text" style:parent-style-name="Default_20_Paragraph_20_Font"/>
    <style:style style:name="T13_9" style:family="text" style:parent-style-name="Default_20_Paragraph_20_Font"/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T14_3" style:family="text" style:parent-style-name="Default_20_Paragraph_20_Font"/>
    <style:style style:name="T14_4" style:family="text" style:parent-style-name="Default_20_Paragraph_20_Font"/>
    <style:style style:name="T14_5" style:family="text" style:parent-style-name="Default_20_Paragraph_20_Font"/>
    <style:style style:name="T14_6" style:family="text" style:parent-style-name="Default_20_Paragraph_20_Font"/>
    <style:style style:name="T14_7" style:family="text" style:parent-style-name="Default_20_Paragraph_20_Font"/>
    <style:style style:name="T14_8" style:family="text" style:parent-style-name="Default_20_Paragraph_20_Font"/>
    <style:style style:name="T14_9" style:family="text" style:parent-style-name="Default_20_Paragraph_20_Font"/>
    <style:style style:name="P15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15_1" style:family="text" style:parent-style-name="Default_20_Paragraph_20_Font"/>
    <style:style style:name="T15_2" style:family="text" style:parent-style-name="Default_20_Paragraph_20_Font"/>
    <style:style style:name="T15_3" style:family="text" style:parent-style-name="Default_20_Paragraph_20_Font"/>
    <style:style style:name="T15_4" style:family="text" style:parent-style-name="Default_20_Paragraph_20_Font"/>
    <style:style style:name="T15_5" style:family="text" style:parent-style-name="Default_20_Paragraph_20_Font"/>
    <style:style style:name="T15_6" style:family="text" style:parent-style-name="Default_20_Paragraph_20_Font"/>
    <style:style style:name="T15_7" style:family="text" style:parent-style-name="Default_20_Paragraph_20_Font"/>
    <style:style style:name="T15_8" style:family="text" style:parent-style-name="Default_20_Paragraph_20_Font"/>
    <style:style style:name="T15_9" style:family="text" style:parent-style-name="Default_20_Paragraph_20_Font"/>
    <style:style style:name="T15_10" style:family="text" style:parent-style-name="Default_20_Paragraph_20_Font"/>
    <style:style style:name="T15_11" style:family="text" style:parent-style-name="Default_20_Paragraph_20_Font"/>
    <style:style style:name="T15_12" style:family="text" style:parent-style-name="Default_20_Paragraph_20_Font"/>
    <style:style style:name="T15_13" style:family="text" style:parent-style-name="Default_20_Paragraph_20_Font"/>
    <style:style style:name="T15_14" style:family="text" style:parent-style-name="Default_20_Paragraph_20_Font"/>
    <style:style style:name="T15_15" style:family="text" style:parent-style-name="Default_20_Paragraph_20_Font"/>
    <style:style style:name="T15_16" style:family="text" style:parent-style-name="Default_20_Paragraph_20_Font"/>
    <style:style style:name="T15_17" style:family="text" style:parent-style-name="Default_20_Paragraph_20_Font"/>
    <style:style style:name="T15_18" style:family="text" style:parent-style-name="Default_20_Paragraph_20_Font"/>
    <style:style style:name="T15_19" style:family="text" style:parent-style-name="Default_20_Paragraph_20_Font"/>
    <style:style style:name="T15_20" style:family="text" style:parent-style-name="Default_20_Paragraph_20_Font"/>
    <style:style style:name="P16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T16_8" style:family="text" style:parent-style-name="Default_20_Paragraph_20_Font"/>
    <style:style style:name="T16_9" style:family="text" style:parent-style-name="Default_20_Paragraph_20_Font"/>
    <style:style style:name="T16_10" style:family="text" style:parent-style-name="Default_20_Paragraph_20_Font"/>
    <style:style style:name="T16_11" style:family="text" style:parent-style-name="Default_20_Paragraph_20_Font"/>
    <style:style style:name="T16_12" style:family="text" style:parent-style-name="Default_20_Paragraph_20_Font"/>
    <style:style style:name="T16_13" style:family="text" style:parent-style-name="Default_20_Paragraph_20_Font"/>
    <style:style style:name="T16_14" style:family="text" style:parent-style-name="Default_20_Paragraph_20_Font"/>
    <style:style style:name="T16_15" style:family="text" style:parent-style-name="Default_20_Paragraph_20_Font"/>
    <style:style style:name="T16_16" style:family="text" style:parent-style-name="Default_20_Paragraph_20_Font"/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/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/>
    <style:style style:name="T22_11" style:family="text" style:parent-style-name="Default_20_Paragraph_20_Font"/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29_1" style:family="text" style:parent-style-name="Default_20_Paragraph_20_Font">
      <style:text-properties style:font-name="Droid Serif" fo:font-size="14pt" style:font-name-asian="Droid Serif" style:font-size-asian="14pt" style:font-name-complex="Droid Serif" style:font-size-complex="14pt" fo:font-weight="bold" style:font-weight-asian="bold" style:font-weight-complex="bold"/>
    </style:style>
    <style:style style:name="T29_2" style:family="text" style:parent-style-name="Default_20_Paragraph_20_Font">
      <style:text-properties style:font-name="Droid Serif" fo:font-size="14pt" style:font-name-asian="Droid Serif" style:font-size-asian="14pt" style:font-name-complex="Droid Serif" style:font-size-complex="14pt" fo:font-weight="bold" style:font-weight-asian="bold" style:font-weight-complex="bold"/>
    </style:style>
    <style:style style:name="T29_3" style:family="text" style:parent-style-name="Default_20_Paragraph_20_Font">
      <style:text-properties style:font-name="Droid Serif" fo:font-size="14pt" style:font-name-asian="Droid Serif" style:font-size-asian="14pt" style:font-name-complex="Droid Serif" style:font-size-complex="14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31_1" style:family="text" style:parent-style-name="Default_20_Paragraph_20_Font"/>
    <style:style style:name="T31_2" style:family="text" style:parent-style-name="Default_20_Paragraph_20_Font"/>
    <style:style style:name="T31_3" style:family="text" style:parent-style-name="Default_20_Paragraph_20_Font"/>
    <style:style style:name="T31_4" style:family="text" style:parent-style-name="Default_20_Paragraph_20_Font"/>
    <style:style style:name="T31_5" style:family="text" style:parent-style-name="Default_20_Paragraph_20_Font"/>
    <style:style style:name="T31_6" style:family="text" style:parent-style-name="Default_20_Paragraph_20_Font"/>
    <style:style style:name="T31_7" style:family="text" style:parent-style-name="Default_20_Paragraph_20_Font"/>
    <style:style style:name="T31_8" style:family="text" style:parent-style-name="Default_20_Paragraph_20_Font"/>
    <style:style style:name="T31_9" style:family="text" style:parent-style-name="Default_20_Paragraph_20_Font"/>
    <style:style style:name="T31_10" style:family="text" style:parent-style-name="Default_20_Paragraph_20_Font"/>
    <style:style style:name="T31_11" style:family="text" style:parent-style-name="Default_20_Paragraph_20_Font"/>
    <style:style style:name="T31_12" style:family="text" style:parent-style-name="Default_20_Paragraph_20_Font"/>
    <style:style style:name="T31_13" style:family="text" style:parent-style-name="Default_20_Paragraph_20_Font"/>
    <style:style style:name="T31_14" style:family="text" style:parent-style-name="Default_20_Paragraph_20_Font"/>
    <style:style style:name="T31_15" style:family="text" style:parent-style-name="Default_20_Paragraph_20_Font"/>
    <style:style style:name="T31_16" style:family="text" style:parent-style-name="Default_20_Paragraph_20_Font"/>
    <style:style style:name="T31_17" style:family="text" style:parent-style-name="Default_20_Paragraph_20_Font"/>
    <style:style style:name="T31_18" style:family="text" style:parent-style-name="Default_20_Paragraph_20_Font"/>
    <style:style style:name="T31_19" style:family="text" style:parent-style-name="Default_20_Paragraph_20_Font"/>
    <style:style style:name="T31_20" style:family="text" style:parent-style-name="Default_20_Paragraph_20_Font"/>
    <style:style style:name="T31_21" style:family="text" style:parent-style-name="Default_20_Paragraph_20_Font"/>
    <style:style style:name="T31_22" style:family="text" style:parent-style-name="Default_20_Paragraph_20_Font"/>
    <style:style style:name="T31_23" style:family="text" style:parent-style-name="Default_20_Paragraph_20_Font"/>
    <style:style style:name="T31_24" style:family="text" style:parent-style-name="Default_20_Paragraph_20_Font"/>
    <style:style style:name="T31_25" style:family="text" style:parent-style-name="Default_20_Paragraph_20_Font"/>
    <style:style style:name="T31_26" style:family="text" style:parent-style-name="Default_20_Paragraph_20_Font"/>
    <style:style style:name="T31_27" style:family="text" style:parent-style-name="Default_20_Paragraph_20_Font"/>
    <style:style style:name="P32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T32_3" style:family="text" style:parent-style-name="Default_20_Paragraph_20_Font"/>
    <style:style style:name="T32_4" style:family="text" style:parent-style-name="Default_20_Paragraph_20_Font"/>
    <style:style style:name="T32_5" style:family="text" style:parent-style-name="Default_20_Paragraph_20_Font"/>
    <style:style style:name="T32_6" style:family="text" style:parent-style-name="Default_20_Paragraph_20_Font"/>
    <style:style style:name="T32_7" style:family="text" style:parent-style-name="Default_20_Paragraph_20_Font"/>
    <style:style style:name="T32_8" style:family="text" style:parent-style-name="Default_20_Paragraph_20_Font"/>
    <style:style style:name="T32_9" style:family="text" style:parent-style-name="Default_20_Paragraph_20_Font"/>
    <style:style style:name="T32_10" style:family="text" style:parent-style-name="Default_20_Paragraph_20_Font"/>
    <style:style style:name="T32_11" style:family="text" style:parent-style-name="Default_20_Paragraph_20_Font"/>
    <style:style style:name="P33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33_1" style:family="text" style:parent-style-name="Default_20_Paragraph_20_Font"/>
    <style:style style:name="T33_2" style:family="text" style:parent-style-name="Default_20_Paragraph_20_Font"/>
    <style:style style:name="T33_3" style:family="text" style:parent-style-name="Default_20_Paragraph_20_Font"/>
    <style:style style:name="T33_4" style:family="text" style:parent-style-name="Default_20_Paragraph_20_Font"/>
    <style:style style:name="T33_5" style:family="text" style:parent-style-name="Default_20_Paragraph_20_Font"/>
    <style:style style:name="T33_6" style:family="text" style:parent-style-name="Default_20_Paragraph_20_Font"/>
    <style:style style:name="T33_7" style:family="text" style:parent-style-name="Default_20_Paragraph_20_Font"/>
    <style:style style:name="P34" style:family="paragraph" style:parent-style-name="Standard">
      <style:paragraph-properties fo:text-align="left" fo:break-before="auto" fo:line-height="100%" fo:margin-top="0cm" fo:margin-left="1.27cm" fo:margin-right="0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T34_3" style:family="text" style:parent-style-name="Default_20_Paragraph_20_Font"/>
    <style:style style:name="T34_4" style:family="text" style:parent-style-name="Default_20_Paragraph_20_Font"/>
    <style:style style:name="T34_5" style:family="text" style:parent-style-name="Default_20_Paragraph_20_Font"/>
    <style:style style:name="T34_6" style:family="text" style:parent-style-name="Default_20_Paragraph_20_Font"/>
    <style:style style:name="T34_7" style:family="text" style:parent-style-name="Default_20_Paragraph_20_Font"/>
    <style:style style:name="T34_8" style:family="text" style:parent-style-name="Default_20_Paragraph_20_Font"/>
    <style:style style:name="T34_9" style:family="text" style:parent-style-name="Default_20_Paragraph_20_Font"/>
    <style:style style:name="T34_10" style:family="text" style:parent-style-name="Default_20_Paragraph_20_Font"/>
    <style:style style:name="T34_11" style:family="text" style:parent-style-name="Default_20_Paragraph_20_Font"/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3_1" style:family="text" style:parent-style-name="Default_20_Paragraph_20_Font"/>
    <style:style style:name="T43_2" style:family="text" style:parent-style-name="Default_20_Paragraph_20_Font"/>
    <style:style style:name="T43_3" style:family="text" style:parent-style-name="Default_20_Paragraph_20_Font"/>
    <style:style style:name="T43_4" style:family="text" style:parent-style-name="Default_20_Paragraph_20_Font"/>
    <style:style style:name="T43_5" style:family="text" style:parent-style-name="Default_20_Paragraph_20_Font"/>
    <style:style style:name="T43_6" style:family="text" style:parent-style-name="Default_20_Paragraph_20_Font"/>
    <style:style style:name="T43_7" style:family="text" style:parent-style-name="Default_20_Paragraph_20_Font"/>
    <style:style style:name="T43_8" style:family="text" style:parent-style-name="Default_20_Paragraph_20_Font"/>
    <style:style style:name="T43_9" style:family="text" style:parent-style-name="Default_20_Paragraph_20_Font"/>
    <style:style style:name="T43_10" style:family="text" style:parent-style-name="Default_20_Paragraph_20_Font"/>
    <style:style style:name="T43_11" style:family="text" style:parent-style-name="Default_20_Paragraph_20_Font"/>
    <style:style style:name="T43_12" style:family="text" style:parent-style-name="Default_20_Paragraph_20_Font"/>
    <style:style style:name="T43_13" style:family="text" style:parent-style-name="Default_20_Paragraph_20_Font"/>
    <style:style style:name="T43_14" style:family="text" style:parent-style-name="Default_20_Paragraph_20_Font"/>
    <style:style style:name="T43_15" style:family="text" style:parent-style-name="Default_20_Paragraph_20_Font"/>
  </office:automatic-styles>
  <office:body>
    <office:text>
      <text:p text:style-name="P1"><text:span text:style-name="T1_1">Education</text:span></text:p>
      <text:p text:style-name="P2"><text:span text:style-name="T2_1">===========================================</text:span></text:p>
      <text:p text:style-name="P3"><text:span text:style-name="T3_1">Bachelor</text:span><text:span text:style-name="T3_2"><text:s/></text:span><text:span text:style-name="T3_3">of</text:span><text:span text:style-name="T3_4"><text:s/></text:span><text:span text:style-name="T3_5">Science</text:span><text:span text:style-name="T3_6"><text:s/></text:span><text:span text:style-name="T3_7">in</text:span><text:span text:style-name="T3_8"><text:s/></text:span><text:span text:style-name="T3_9">Applied</text:span><text:span text:style-name="T3_10"><text:s/></text:span><text:span text:style-name="T3_11">Networking</text:span><text:span text:style-name="T3_12"><text:s/></text:span><text:span text:style-name="T3_13">and</text:span><text:span text:style-name="T3_14"><text:s/></text:span><text:span text:style-name="T3_15">System</text:span><text:span text:style-name="T3_16"><text:s/></text:span><text:span text:style-name="T3_17">Administration</text:span><text:span text:style-name="T3_18">,<text:s/></text:span><text:span text:style-name="T3_19">expected</text:span><text:span text:style-name="T3_20"><text:s/>2014</text:span></text:p>
      <text:p text:style-name="P4"><text:span text:style-name="T4_1">Rochester</text:span><text:span text:style-name="T4_2"><text:s/></text:span><text:span text:style-name="T4_3">Institute</text:span><text:span text:style-name="T4_4"><text:s/></text:span><text:span text:style-name="T4_5">of</text:span><text:span text:style-name="T4_6"><text:s/></text:span><text:span text:style-name="T4_7">Technology</text:span><text:span text:style-name="T4_8">,<text:s/></text:span><text:span text:style-name="T4_9">Rochester</text:span><text:span text:style-name="T4_10"><text:s/></text:span><text:span text:style-name="T4_11">NY</text:span></text:p>
      <text:p text:style-name="P5"/>
      <text:p text:style-name="P6"><text:span text:style-name="T6_1">Associate</text:span><text:span text:style-name="T6_2"><text:s/></text:span><text:span text:style-name="T6_3">of</text:span><text:span text:style-name="T6_4"><text:s/></text:span><text:span text:style-name="T6_5">Science</text:span><text:span text:style-name="T6_6"><text:s/></text:span><text:span text:style-name="T6_7">in</text:span><text:span text:style-name="T6_8"><text:s/></text:span><text:span text:style-name="T6_9">Computer</text:span><text:span text:style-name="T6_10"><text:s/></text:span><text:span text:style-name="T6_11">Engineering</text:span><text:span text:style-name="T6_12"><text:s/></text:span><text:span text:style-name="T6_13">Technology</text:span><text:span text:style-name="T6_14">,<text:s/></text:span><text:span text:style-name="T6_15">May</text:span><text:span text:style-name="T6_16"><text:s/>2011</text:span></text:p>
      <text:p text:style-name="P7"><text:span text:style-name="T7_1">Vermont</text:span><text:span text:style-name="T7_2"><text:s/></text:span><text:span text:style-name="T7_3">Technical</text:span><text:span text:style-name="T7_4"><text:s/></text:span><text:span text:style-name="T7_5">College</text:span><text:span text:style-name="T7_6">,<text:s/></text:span><text:span text:style-name="T7_7">Randolph</text:span><text:span text:style-name="T7_8"><text:s/>&amp;<text:s/></text:span><text:span text:style-name="T7_9">Williston</text:span><text:span text:style-name="T7_10"><text:s/></text:span><text:span text:style-name="T7_11">VT</text:span></text:p>
      <text:list text:style-name="LS1" xml:id="list0">
        <text:list-item>
          <text:p text:style-name="P8"><text:span text:style-name="T8_1">3.929<text:s/></text:span><text:span text:style-name="T8_2">GPA</text:span></text:p>
        </text:list-item>
      </text:list>
      <text:p text:style-name="P9"/>
      <text:p text:style-name="P10"/>
      <text:p text:style-name="P11"><text:span text:style-name="T11_1">Experience</text:span></text:p>
      <text:p text:style-name="P12"><text:span text:style-name="T12_1">===========================================</text:span></text:p>
      <text:p text:style-name="P13"><text:span text:style-name="T13_1">Embedded</text:span><text:span text:style-name="T13_2"><text:s/></text:span><text:span text:style-name="T13_3">Systems</text:span><text:span text:style-name="T13_4"><text:s/></text:span><text:span text:style-name="T13_5">Engineer</text:span><text:span text:style-name="T13_6">,<text:s/></text:span><text:span text:style-name="T13_7">May</text:span><text:span text:style-name="T13_8"><text:s/>2011<text:s/>-<text:s/></text:span><text:span text:style-name="T13_9">Present</text:span></text:p>
      <text:p text:style-name="P14"><text:span text:style-name="T14_1">Vermont</text:span><text:span text:style-name="T14_2"><text:s/></text:span><text:span text:style-name="T14_3">Technical</text:span><text:span text:style-name="T14_4"><text:s/></text:span><text:span text:style-name="T14_5">College</text:span><text:span text:style-name="T14_6">,<text:s/></text:span><text:span text:style-name="T14_7">Williston</text:span><text:span text:style-name="T14_8"><text:s/></text:span><text:span text:style-name="T14_9">VT</text:span></text:p>
      <text:list text:style-name="LS2" xml:id="list1">
        <text:list-item>
          <text:p text:style-name="P15"><text:span text:style-name="T15_1">Primary</text:span><text:span text:style-name="T15_2"><text:s/></text:span><text:span text:style-name="T15_3">computer</text:span><text:span text:style-name="T15_4"><text:s/></text:span><text:span text:style-name="T15_5">engineer</text:span><text:span text:style-name="T15_6"><text:s/></text:span><text:span text:style-name="T15_7">for</text:span><text:span text:style-name="T15_8"><text:s/></text:span><text:span text:style-name="T15_9">Vermont</text:span><text:span text:style-name="T15_10"><text:s/></text:span><text:span text:style-name="T15_11">Technical</text:span><text:span text:style-name="T15_12"><text:s/></text:span><text:span text:style-name="T15_13">College</text:span><text:span text:style-name="T15_14">’</text:span><text:span text:style-name="T15_15">s</text:span><text:span text:style-name="T15_16"><text:s/></text:span><text:span text:style-name="T15_17">CubeSat</text:span><text:span text:style-name="T15_18"><text:s/></text:span><text:span text:style-name="T15_19">project</text:span><text:span text:style-name="T15_20">.</text:span></text:p>
        </text:list-item>
        <text:list-item>
          <text:p text:style-name="P16"><text:span text:style-name="T16_1">See</text:span><text:span text:style-name="T16_2"><text:s/></text:span><text:span text:style-name="T16_3">project</text:span><text:span text:style-name="T16_4"><text:s/></text:span><text:span text:style-name="T16_5">website</text:span><text:span text:style-name="T16_6"><text:s/></text:span><text:span text:style-name="T16_7">at</text:span><text:span text:style-name="T16_8"><text:s/></text:span><text:span text:style-name="T16_9">http</text:span><text:span text:style-name="T16_10">://</text:span><text:span text:style-name="T16_11">bit</text:span><text:span text:style-name="T16_12">.</text:span><text:span text:style-name="T16_13">ly</text:span><text:span text:style-name="T16_14">/</text:span><text:span text:style-name="T16_15">pYQU</text:span><text:span text:style-name="T16_16">58</text:span></text:p>
        </text:list-item>
      </text:list>
      <text:p text:style-name="P17"/>
      <text:p text:style-name="P18"><text:span text:style-name="T18_1">System</text:span><text:span text:style-name="T18_2"><text:s/></text:span><text:span text:style-name="T18_3">Operator</text:span><text:span text:style-name="T18_4"><text:s/></text:span><text:span text:style-name="T18_5">Intern</text:span><text:span text:style-name="T18_6">,<text:s/></text:span><text:span text:style-name="T18_7">May</text:span><text:span text:style-name="T18_8"><text:s/>2010<text:s/>-<text:s/></text:span><text:span text:style-name="T18_9">Aug</text:span><text:span text:style-name="T18_10">.<text:s/>2010</text:span></text:p>
      <text:p text:style-name="P19"><text:span text:style-name="T19_1">Intralot</text:span><text:span text:style-name="T19_2">,<text:s/></text:span><text:span text:style-name="T19_3">Montpelier</text:span><text:span text:style-name="T19_4"><text:s/></text:span><text:span text:style-name="T19_5">VT</text:span></text:p>
      <text:list text:style-name="LS3" xml:id="list3">
        <text:list-item>
          <text:p text:style-name="P20"><text:span text:style-name="T20_1">Troubleshot</text:span><text:span text:style-name="T20_2"><text:s/></text:span><text:span text:style-name="T20_3">lottery</text:span><text:span text:style-name="T20_4"><text:s/></text:span><text:span text:style-name="T20_5">terminal</text:span><text:span text:style-name="T20_6"><text:s/></text:span><text:span text:style-name="T20_7">connectivity</text:span><text:span text:style-name="T20_8"><text:s/></text:span><text:span text:style-name="T20_9">and</text:span><text:span text:style-name="T20_10"><text:s/></text:span><text:span text:style-name="T20_11">functionality</text:span><text:span text:style-name="T20_12"><text:s/></text:span><text:span text:style-name="T20_13">issues</text:span><text:span text:style-name="T20_14">.</text:span></text:p>
        </text:list-item>
        <text:list-item>
          <text:p text:style-name="P21"><text:span text:style-name="T21_1">Took</text:span><text:span text:style-name="T21_2"><text:s/></text:span><text:span text:style-name="T21_3">part</text:span><text:span text:style-name="T21_4"><text:s/></text:span><text:span text:style-name="T21_5">in</text:span><text:span text:style-name="T21_6"><text:s/></text:span><text:span text:style-name="T21_7">concurrent</text:span><text:span text:style-name="T21_8"><text:s/></text:span><text:span text:style-name="T21_9">takeover</text:span><text:span text:style-name="T21_10"><text:s/></text:span><text:span text:style-name="T21_11">of</text:span><text:span text:style-name="T21_12"><text:s/></text:span><text:span text:style-name="T21_13">Vermont</text:span><text:span text:style-name="T21_14"><text:s/></text:span><text:span text:style-name="T21_15">and</text:span><text:span text:style-name="T21_16"><text:s/></text:span><text:span text:style-name="T21_17">New</text:span><text:span text:style-name="T21_18"><text:s/></text:span><text:span text:style-name="T21_19">Hampshire</text:span><text:span text:style-name="T21_20"><text:s/></text:span><text:span text:style-name="T21_21">lottery</text:span><text:span text:style-name="T21_22"><text:s/></text:span><text:span text:style-name="T21_23">systems</text:span><text:span text:style-name="T21_24">.</text:span></text:p>
        </text:list-item>
        <text:list-item>
          <text:p text:style-name="P22"><text:span text:style-name="T22_1">Wrote</text:span><text:span text:style-name="T22_2"><text:s/></text:span><text:span text:style-name="T22_3">documentation</text:span><text:span text:style-name="T22_4"><text:s/></text:span><text:span text:style-name="T22_5">for</text:span><text:span text:style-name="T22_6"><text:s/></text:span><text:span text:style-name="T22_7">procedures</text:span><text:span text:style-name="T22_8">,<text:s/></text:span><text:span text:style-name="T22_9">created</text:span><text:span text:style-name="T22_10"><text:s/></text:span><text:span text:style-name="T22_11">small</text:span><text:span text:style-name="T22_12"><text:s/></text:span><text:span text:style-name="T22_13">internal</text:span><text:span text:style-name="T22_14"><text:s/></text:span><text:span text:style-name="T22_15">website</text:span><text:span text:style-name="T22_16">.</text:span></text:p>
        </text:list-item>
      </text:list>
      <text:p text:style-name="P23"/>
      <text:p text:style-name="P24"><text:span text:style-name="T24_1">Staff</text:span><text:span text:style-name="T24_2"><text:s/></text:span><text:span text:style-name="T24_3">Assistant</text:span><text:span text:style-name="T24_4"><text:s/></text:span><text:span text:style-name="T24_5">to</text:span><text:span text:style-name="T24_6"><text:s/></text:span><text:span text:style-name="T24_7">Patrick</text:span><text:span text:style-name="T24_8"><text:s/></text:span><text:span text:style-name="T24_9">Leahy</text:span><text:span text:style-name="T24_10">,<text:s/></text:span><text:span text:style-name="T24_11">Summer</text:span><text:span text:style-name="T24_12"><text:s/>2009</text:span></text:p>
      <text:p text:style-name="P25"><text:span text:style-name="T25_1">Senate</text:span><text:span text:style-name="T25_2"><text:s/></text:span><text:span text:style-name="T25_3">Judiciary</text:span><text:span text:style-name="T25_4"><text:s/></text:span><text:span text:style-name="T25_5">Committee</text:span><text:span text:style-name="T25_6">,<text:s/></text:span><text:span text:style-name="T25_7">Washington</text:span><text:span text:style-name="T25_8"><text:s/></text:span><text:span text:style-name="T25_9">DC</text:span></text:p>
      <text:list text:style-name="LS4" xml:id="list6">
        <text:list-item>
          <text:p text:style-name="P26"><text:span text:style-name="T26_1">Cooperated</text:span><text:span text:style-name="T26_2"><text:s/></text:span><text:span text:style-name="T26_3">tightly</text:span><text:span text:style-name="T26_4"><text:s/></text:span><text:span text:style-name="T26_5">with</text:span><text:span text:style-name="T26_6"><text:s/></text:span><text:span text:style-name="T26_7">security</text:span><text:span text:style-name="T26_8"><text:s/></text:span><text:span text:style-name="T26_9">to</text:span><text:span text:style-name="T26_10"><text:s/></text:span><text:span text:style-name="T26_11">manage</text:span><text:span text:style-name="T26_12"><text:s/></text:span><text:span text:style-name="T26_13">public</text:span><text:span text:style-name="T26_14"><text:s/></text:span><text:span text:style-name="T26_15">during</text:span><text:span text:style-name="T26_16"><text:s/></text:span><text:span text:style-name="T26_17">Sotomayor</text:span><text:span text:style-name="T26_18"><text:s/></text:span><text:span text:style-name="T26_19">hearings</text:span><text:span text:style-name="T26_20">.</text:span></text:p>
        </text:list-item>
      </text:list>
      <text:p text:style-name="P27"/>
      <text:p text:style-name="P28"/>
      <text:p text:style-name="P29"><text:span text:style-name="T29_1">Skills</text:span><text:span text:style-name="T29_2"><text:s/>&amp;<text:s/></text:span><text:span text:style-name="T29_3">Abilities</text:span></text:p>
      <text:p text:style-name="P30"><text:span text:style-name="T30_1">===========================================</text:span></text:p>
      <text:list text:style-name="LS5" xml:id="list7">
        <text:list-item>
          <text:p text:style-name="P31"><text:span text:style-name="T31_1">Basic</text:span><text:span text:style-name="T31_2"><text:s/></text:span><text:span text:style-name="T31_3">knowledge</text:span><text:span text:style-name="T31_4"><text:s/></text:span><text:span text:style-name="T31_5">of</text:span><text:span text:style-name="T31_6"><text:s/></text:span><text:span text:style-name="T31_7">C</text:span><text:span text:style-name="T31_8">++,<text:s/></text:span><text:span text:style-name="T31_9">Perl</text:span><text:span text:style-name="T31_10">,<text:s/></text:span><text:span text:style-name="T31_11">Assembly</text:span><text:span text:style-name="T31_12">,<text:s/></text:span><text:span text:style-name="T31_13">Java</text:span><text:span text:style-name="T31_14">,<text:s/></text:span><text:span text:style-name="T31_15">Android</text:span><text:span text:style-name="T31_16">,<text:s/></text:span><text:span text:style-name="T31_17">networking</text:span><text:span text:style-name="T31_18"><text:s/>(</text:span><text:span text:style-name="T31_19">especially</text:span><text:span text:style-name="T31_20"><text:s/></text:span><text:span text:style-name="T31_21">Cisco</text:span><text:span text:style-name="T31_22"><text:s/></text:span><text:span text:style-name="T31_23">products</text:span><text:span text:style-name="T31_24">),<text:s/></text:span><text:span text:style-name="T31_25">Subversion</text:span><text:span text:style-name="T31_26">,<text:s/></text:span><text:span text:style-name="T31_27">Git</text:span></text:p>
        </text:list-item>
        <text:list-item>
          <text:p text:style-name="P32"><text:span text:style-name="T32_1">Good</text:span><text:span text:style-name="T32_2"><text:s/></text:span><text:span text:style-name="T32_3">knowledge</text:span><text:span text:style-name="T32_4"><text:s/></text:span><text:span text:style-name="T32_5">of</text:span><text:span text:style-name="T32_6"><text:s/></text:span><text:span text:style-name="T32_7">Linux</text:span><text:span text:style-name="T32_8">,<text:s/></text:span><text:span text:style-name="T32_9">microcontrollers</text:span><text:span text:style-name="T32_10">,<text:s/></text:span><text:span text:style-name="T32_11">C</text:span></text:p>
        </text:list-item>
        <text:list-item>
          <text:p text:style-name="P33"><text:span text:style-name="T33_1">CompTIA</text:span><text:span text:style-name="T33_2"><text:s/></text:span><text:span text:style-name="T33_3">A</text:span><text:span text:style-name="T33_4">+<text:s/></text:span><text:span text:style-name="T33_5">Technician</text:span><text:span text:style-name="T33_6"><text:s/></text:span><text:span text:style-name="T33_7">Certified</text:span></text:p>
        </text:list-item>
        <text:list-item>
          <text:p text:style-name="P34"><text:span text:style-name="T34_1">Vim</text:span><text:span text:style-name="T34_2"><text:s/></text:span><text:span text:style-name="T34_3">nut</text:span><text:span text:style-name="T34_4"><text:s/></text:span><text:span text:style-name="T34_5">and</text:span><text:span text:style-name="T34_6"><text:s/></text:span><text:span text:style-name="T34_7">command</text:span><text:span text:style-name="T34_8">-</text:span><text:span text:style-name="T34_9">line</text:span><text:span text:style-name="T34_10"><text:s/></text:span><text:span text:style-name="T34_11">practitioner</text:span></text:p>
        </text:list-item>
      </text:list>
      <text:p text:style-name="P35"/>
      <text:p text:style-name="P36"/>
      <text:p text:style-name="P37"><text:span text:style-name="T37_1">Honors</text:span><text:span text:style-name="T37_2"><text:s/>&amp;<text:s/></text:span><text:span text:style-name="T37_3">Awards</text:span></text:p>
      <text:p text:style-name="P38"><text:span text:style-name="T38_1">===========================================</text:span></text:p>
      <text:p text:style-name="P39"><text:span text:style-name="T39_1">May</text:span><text:span text:style-name="T39_2"><text:s/>2011<text:tab/></text:span><text:span text:style-name="T39_3">Tau</text:span><text:span text:style-name="T39_4"><text:s/></text:span><text:span text:style-name="T39_5">Alpha</text:span><text:span text:style-name="T39_6"><text:s/></text:span><text:span text:style-name="T39_7">Pi</text:span><text:span text:style-name="T39_8"><text:s/></text:span><text:span text:style-name="T39_9">Inductee</text:span></text:p>
      <text:p text:style-name="P40"><text:span text:style-name="T40_1">Feb</text:span><text:span text:style-name="T40_2">.<text:s/>2011<text:tab/>(</text:span><text:span text:style-name="T40_3">nominated</text:span><text:span text:style-name="T40_4">)<text:s/></text:span><text:span text:style-name="T40_5">VTC</text:span><text:span text:style-name="T40_6"><text:s/></text:span><text:span text:style-name="T40_7">Student</text:span><text:span text:style-name="T40_8"><text:s/></text:span><text:span text:style-name="T40_9">Technician</text:span><text:span text:style-name="T40_10"><text:s/></text:span><text:span text:style-name="T40_11">of</text:span><text:span text:style-name="T40_12"><text:s/></text:span><text:span text:style-name="T40_13">the</text:span><text:span text:style-name="T40_14"><text:s/></text:span><text:span text:style-name="T40_15">Year</text:span></text:p>
      <text:p text:style-name="P41"><text:span text:style-name="T41_1">Apr</text:span><text:span text:style-name="T41_2">.<text:s/>2010<text:tab/></text:span><text:span text:style-name="T41_3">Phi</text:span><text:span text:style-name="T41_4"><text:s/></text:span><text:span text:style-name="T41_5">Theta</text:span><text:span text:style-name="T41_6"><text:s/></text:span><text:span text:style-name="T41_7">Kappa</text:span><text:span text:style-name="T41_8"><text:s/></text:span><text:span text:style-name="T41_9">Inductee</text:span></text:p>
      <text:p text:style-name="P42"><text:span text:style-name="T42_1">May</text:span><text:span text:style-name="T42_2"><text:s/>2009<text:tab/></text:span><text:span text:style-name="T42_3">State</text:span><text:span text:style-name="T42_4"><text:s/></text:span><text:span text:style-name="T42_5">Champion</text:span><text:span text:style-name="T42_6"><text:s/>2009<text:s/></text:span><text:span text:style-name="T42_7">SkillsUSA</text:span><text:span text:style-name="T42_8"><text:s/></text:span><text:span text:style-name="T42_9">Internetworking</text:span><text:span text:style-name="T42_10"><text:s/></text:span><text:span text:style-name="T42_11">Competition</text:span></text:p>
      <text:p text:style-name="P43"><text:span text:style-name="T43_1">May</text:span><text:span text:style-name="T43_2"><text:s/>2009<text:s/><text:tab/></text:span><text:span text:style-name="T43_3">Student</text:span><text:span text:style-name="T43_4"><text:s/></text:span><text:span text:style-name="T43_5">Commencement</text:span><text:span text:style-name="T43_6"><text:s/></text:span><text:span text:style-name="T43_7">Speaker</text:span><text:span text:style-name="T43_8">,<text:s/></text:span><text:span text:style-name="T43_9">Center</text:span><text:span text:style-name="T43_10"><text:s/></text:span><text:span text:style-name="T43_11">for</text:span><text:span text:style-name="T43_12"><text:s/></text:span><text:span text:style-name="T43_13">Technology</text:span><text:span text:style-name="T43_14">,<text:s/></text:span><text:span text:style-name="T43_15">Essex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Droid Serif" svg:font-family="Droid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○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1.249cm" fo:margin-bottom="2.54cm" fo:margin-left="2.54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Droid Serif" fo:font-size="14pt" style:font-name-asian="Droid Serif" style:font-size-asian="14pt" style:font-name-complex="Droid Serif" style:font-size-complex="1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line-height="100%"/>
    </style:style>
    <style:style style:name="T2_1" style:family="text" style:parent-style-name="Default_20_Paragraph_20_Font"/>
    <style:style style:name="P3" style:family="paragraph" style:parent-style-name="Standard">
      <style:paragraph-properties fo:text-align="center" fo:break-before="auto" fo:line-height="100%"/>
    </style:style>
    <style:style style:name="T3_1" style:family="text" style:parent-style-name="Default_20_Paragraph_20_Font"/>
    <style:style style:name="T3_2" style:family="text" style:parent-style-name="Default_20_Paragraph_20_Font">
      <style:text-properties fo:color="#000099" style:text-underline-style="solid" style:text-underline-color="font-color"/>
    </style:style>
    <style:style style:name="T3_3" style:family="text" style:parent-style-name="Default_20_Paragraph_20_Font"/>
    <style:style style:name="T3_4" style:family="text" style:parent-style-name="Default_20_Paragraph_20_Font">
      <style:text-properties fo:color="#000099" style:text-underline-style="solid" style:text-underline-color="font-color"/>
    </style:style>
    <style:style style:name="T3_5" style:family="text" style:parent-style-name="Default_20_Paragraph_20_Font"/>
    <style:style style:name="T3_6" style:family="text" style:parent-style-name="Default_20_Paragraph_20_Font">
      <style:text-properties fo:color="#000099" style:text-underline-style="solid" style:text-underline-color="font-color"/>
    </style:style>
    <style:style style:name="T3_7" style:family="text" style:parent-style-name="Default_20_Paragraph_20_Font"/>
    <style:style style:name="T3_8" style:family="text" style:parent-style-name="Default_20_Paragraph_20_Font">
      <style:text-properties fo:color="#000099" style:text-underline-style="solid" style:text-underline-color="font-color"/>
    </style:style>
    <style:style style:name="T3_9" style:family="text" style:parent-style-name="Default_20_Paragraph_20_Font"/>
    <style:style style:name="T3_10" style:family="text" style:parent-style-name="Default_20_Paragraph_20_Font">
      <style:text-properties fo:color="#000099" style:text-underline-style="solid" style:text-underline-color="font-color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T4_4" style:family="text" style:parent-style-name="Default_20_Paragraph_20_Font"/>
    <style:style style:name="T4_5" style:family="text" style:parent-style-name="Default_20_Paragraph_20_Font"/>
    <style:style style:name="T4_6" style:family="text" style:parent-style-name="Default_20_Paragraph_20_Font"/>
    <style:style style:name="T4_7" style:family="text" style:parent-style-name="Default_20_Paragraph_20_Font"/>
    <style:style style:name="T4_8" style:family="text" style:parent-style-name="Default_20_Paragraph_20_Font"/>
    <style:style style:name="T4_9" style:family="text" style:parent-style-name="Default_20_Paragraph_20_Font"/>
    <style:style style:name="T4_10" style:family="text" style:parent-style-name="Default_20_Paragraph_20_Font"/>
    <style:style style:name="T4_11" style:family="text" style:parent-style-name="Default_20_Paragraph_20_Font"/>
    <style:style style:name="T4_12" style:family="text" style:parent-style-name="Default_20_Paragraph_20_Font"/>
    <style:style style:name="T4_13" style:family="text" style:parent-style-name="Default_20_Paragraph_20_Font"/>
    <style:style style:name="T4_14" style:family="text" style:parent-style-name="Default_20_Paragraph_20_Font"/>
    <style:style style:name="T4_15" style:family="text" style:parent-style-name="Default_20_Paragraph_20_Font"/>
    <style:style style:name="P5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/>
    <style:style style:name="T5_5" style:family="text" style:parent-style-name="Default_20_Paragraph_20_Font"/>
    <style:style style:name="T5_6" style:family="text" style:parent-style-name="Default_20_Paragraph_20_Font"/>
    <style:style style:name="T5_7" style:family="text" style:parent-style-name="Default_20_Paragraph_20_Font"/>
    <style:style style:name="T5_8" style:family="text" style:parent-style-name="Default_20_Paragraph_20_Font"/>
    <style:style style:name="T5_9" style:family="text" style:parent-style-name="Default_20_Paragraph_20_Font"/>
    <style:style style:name="T5_10" style:family="text" style:parent-style-name="Default_20_Paragraph_20_Font"/>
    <style:style style:name="T5_11" style:family="text" style:parent-style-name="Default_20_Paragraph_20_Font"/>
    <style:style style:name="T5_12" style:family="text" style:parent-style-name="Default_20_Paragraph_20_Font"/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Jeremy</text:span><text:span text:style-name="T1_2"><text:s/></text:span><text:span text:style-name="T1_3">Audet</text:span></text:p>
        <text:p text:style-name="P2"><text:span text:style-name="T2_1">(802)<text:s/>324-0556</text:span></text:p>
        <text:p text:style-name="P3"><text:span text:style-name="T3_1"><text:a xlink:type="simple" xlink:href="mailto:jra4098@rit.edu"><text:span text:style-name="T3_2">jra</text:span></text:a></text:span><text:span text:style-name="T3_3"><text:a xlink:type="simple" xlink:href="mailto:jra4098@rit.edu"><text:span text:style-name="T3_4">4098@</text:span></text:a></text:span><text:span text:style-name="T3_5"><text:a xlink:type="simple" xlink:href="mailto:jra4098@rit.edu"><text:span text:style-name="T3_6">rit</text:span></text:a></text:span><text:span text:style-name="T3_7"><text:a xlink:type="simple" xlink:href="mailto:jra4098@rit.edu"><text:span text:style-name="T3_8">.</text:span></text:a></text:span><text:span text:style-name="T3_9"><text:a xlink:type="simple" xlink:href="mailto:jra4098@rit.edu"><text:span text:style-name="T3_10">edu</text:span></text:a></text:span></text:p>
        <text:p text:style-name="P4"><text:span text:style-name="T4_1">Local</text:span><text:span text:style-name="T4_2"><text:s/></text:span><text:span text:style-name="T4_3">Address</text:span><text:span text:style-name="T4_4">:<text:s/></text:span><text:span text:style-name="T4_5">4139<text:s/></text:span><text:span text:style-name="T4_6">Nathaniel</text:span><text:span text:style-name="T4_7"><text:s/></text:span><text:span text:style-name="T4_8">Rochester</text:span><text:span text:style-name="T4_9"><text:s/></text:span><text:span text:style-name="T4_10">Hall</text:span><text:span text:style-name="T4_11">,<text:s/></text:span><text:span text:style-name="T4_12">Rochester</text:span><text:span text:style-name="T4_13"><text:s/></text:span><text:span text:style-name="T4_14">NY</text:span><text:span text:style-name="T4_15">,<text:s/>14623</text:span></text:p>
        <text:p text:style-name="P5"><text:span text:style-name="T5_1">Permanent</text:span><text:span text:style-name="T5_2"><text:s/></text:span><text:span text:style-name="T5_3">Address</text:span><text:span text:style-name="T5_4">:<text:s/>725<text:s/></text:span><text:span text:style-name="T5_5">VT</text:span><text:span text:style-name="T5_6"><text:s/></text:span><text:span text:style-name="T5_7">Route</text:span><text:span text:style-name="T5_8"><text:s/>15,<text:s/></text:span><text:span text:style-name="T5_9">Underhill</text:span><text:span text:style-name="T5_10"><text:s/></text:span><text:span text:style-name="T5_11">VT</text:span><text:span text:style-name="T5_12">,<text:s/>05489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